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JetBrains Mono" svg:font-family="'JetBrains Mono'" style:font-family-generic="modern" style:font-pitch="fixed"/>
    <style:font-face style:name="JetBrains Mono1" svg:font-family="'JetBrai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language="en" fo:country="US"/>
    </style:style>
    <style:style style:name="P2" style:family="paragraph" style:parent-style-name="Preformatted_20_Text">
      <style:paragraph-properties fo:margin-top="0mm" fo:margin-bottom="4.99mm" style:contextual-spacing="false"/>
    </style:style>
    <style:style style:name="P3" style:family="paragraph" style:parent-style-name="Preformatted_20_Text">
      <style:text-properties fo:language="en" fo:country="US"/>
    </style:style>
    <style:style style:name="P4" style:family="paragraph" style:parent-style-name="Standard">
      <style:text-properties fo:language="en" fo:country="US"/>
    </style:style>
    <style:style style:name="P5" style:family="paragraph" style:parent-style-name="Standard">
      <style:text-properties fo:language="en" fo:country="US" officeooo:rsid="0012efb6" officeooo:paragraph-rsid="0012efb6"/>
    </style:style>
    <style:style style:name="P6" style:family="paragraph" style:parent-style-name="Standard">
      <loext:graphic-properties draw:fill="solid" draw:fill-color="#1e1f22"/>
      <style:paragraph-properties fo:background-color="#1e1f22" fo:padding="0mm" fo:border="none" style:shadow="none"/>
      <style:text-properties fo:language="en" fo:country="US" officeooo:rsid="0012efb6" officeooo:paragraph-rsid="0012efb6"/>
    </style:style>
    <style:style style:name="P7" style:family="paragraph" style:parent-style-name="Text_20_body">
      <style:text-properties officeooo:paragraph-rsid="0012efb6"/>
    </style:style>
    <style:style style:name="P8" style:family="paragraph" style:parent-style-name="Text_20_body">
      <style:text-properties officeooo:rsid="0012efb6" officeooo:paragraph-rsid="0012efb6"/>
    </style:style>
    <style:style style:name="P9" style:family="paragraph" style:parent-style-name="Text_20_body">
      <style:text-properties fo:language="en" fo:country="US" fo:font-style="italic" officeooo:rsid="0012efb6" officeooo:paragraph-rsid="0012efb6" style:font-style-asian="italic" style:font-style-complex="italic"/>
    </style:style>
    <style:style style:name="P10" style:family="paragraph" style:parent-style-name="Text_20_body">
      <style:text-properties fo:language="en" fo:country="US" officeooo:paragraph-rsid="0012efb6"/>
    </style:style>
    <style:style style:name="P11" style:family="paragraph" style:parent-style-name="Text_20_body">
      <style:text-properties fo:language="en" fo:country="US"/>
    </style:style>
    <style:style style:name="P12" style:family="paragraph" style:parent-style-name="Text_20_body" style:list-style-name="L1">
      <style:text-properties fo:language="en" fo:country="US"/>
    </style:style>
    <style:style style:name="T1" style:family="text">
      <style:text-properties fo:color="#bcbec4" loext:opacity="100%" style:font-name="JetBrains Mono1" fo:font-size="10pt" fo:font-style="normal" fo:font-weight="normal" style:font-size-asian="10pt" style:font-style-asian="normal" style:font-weight-asian="normal"/>
    </style:style>
    <style:style style:name="T2" style:family="text">
      <style:text-properties fo:color="#bcbec4" loext:opacity="100%" style:font-name="JetBrains Mono1" fo:font-size="10pt" fo:font-style="normal" fo:font-weight="bold" style:font-size-asian="10pt" style:font-style-asian="normal" style:font-weight-asian="bold"/>
    </style:style>
    <style:style style:name="T3" style:family="text">
      <style:text-properties fo:color="#bcbec4" loext:opacity="100%" style:font-name="JetBrains Mono1" fo:font-size="10pt" fo:font-style="italic" fo:font-weight="normal" style:font-size-asian="10pt" style:font-style-asian="italic" style:font-weight-asian="normal"/>
    </style:style>
    <style:style style:name="T4" style:family="text">
      <style:text-properties fo:color="#6aab73" loext:opacity="100%" style:font-name="JetBrains Mono1" fo:font-size="10pt" fo:font-style="normal" fo:font-weight="normal" style:font-size-asian="10pt" style:font-style-asian="normal" style:font-weight-asian="normal"/>
    </style:style>
    <style:style style:name="T5" style:family="text">
      <style:text-properties fo:language="en" fo:country="US"/>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color="#cf8e6d" loext:opacity="100%" style:font-name="JetBrains Mono1" fo:font-size="10pt" fo:font-style="normal" fo:font-weight="normal" style:font-size-asian="10pt" style:font-style-asian="normal" style:font-weight-asian="normal"/>
    </style:style>
    <style:style style:name="T10" style:family="text">
      <style:text-properties fo:color="#7a7e85" loext:opacity="100%" style:font-name="JetBrains Mono1" fo:font-size="10pt" fo:font-style="normal" fo:font-weight="normal" style:font-size-asian="10pt" style:font-style-asian="normal" style:font-weight-asian="normal"/>
    </style:style>
    <style:style style:name="T11" style:family="text">
      <style:text-properties fo:color="#c77dbb" loext:opacity="100%" style:font-name="JetBrains Mono1" fo:font-size="10pt" fo:font-style="italic" fo:font-weight="normal" style:font-size-asian="10pt" style:font-style-asian="italic" style:font-weight-asian="normal"/>
    </style:style>
    <style:style style:name="T12" style:family="text">
      <style:text-properties fo:color="#c77dbb" loext:opacity="100%" style:font-name="JetBrains Mono1" fo:font-size="10pt" fo:font-style="normal" fo:font-weight="normal" style:font-size-asian="10pt" style:font-style-asian="normal" style:font-weight-asian="normal"/>
    </style:style>
    <style:style style:name="T13" style:family="text">
      <style:text-properties fo:color="#56c1d6" loext:opacity="100%" style:font-name="JetBrains Mono1" fo:font-size="10pt" fo:font-style="normal" fo:font-weight="normal" style:font-size-asian="10pt" style:font-style-asian="normal" style:font-weight-asian="normal"/>
    </style:style>
    <style:style style:name="T14" style:family="text">
      <style:text-properties fo:color="#b3ae60" loext:opacity="100%" style:font-name="JetBrains Mono1" fo:font-size="10pt" fo:font-style="normal" fo:font-weight="normal" style:font-size-asian="10pt" style:font-style-asian="normal" style:font-weight-asian="normal"/>
    </style:style>
    <style:style style:name="T15" style:family="text">
      <style:text-properties fo:color="#56a8f5" loext:opacity="100%" style:font-name="JetBrains Mono1" fo:font-size="10pt" fo:font-style="normal" fo:font-weight="normal" style:font-size-asian="10pt" style:font-style-asian="normal" style:font-weight-asian="normal"/>
    </style:style>
    <style:style style:name="T16" style:family="text">
      <style:text-properties fo:color="#6bb38a" loext:opacity="100%" style:font-name="JetBrains Mono1" fo:font-size="10pt" fo:font-style="normal" fo:font-weight="normal" style:font-size-asian="10pt" style:font-style-asian="normal" style:font-weight-asian="normal"/>
    </style:style>
    <style:style style:name="T17" style:family="text">
      <style:text-properties fo:color="#2aacb8" loext:opacity="100%" style:font-name="JetBrains Mono1" fo:font-size="10pt" fo:font-style="normal" fo:font-weight="normal" style:font-size-asian="10pt" style:font-style-asian="normal" style:font-weight-asian="normal"/>
    </style:style>
    <style:style style:name="T18" style:family="text">
      <style:text-properties fo:color="#57aaf7" loext:opacity="100%" style:font-name="JetBrains Mono1" fo:font-size="10pt" fo:font-style="italic" fo:font-weight="normal" style:font-size-asian="10pt" style:font-style-asian="italic" style:font-weight-asian="normal"/>
    </style:style>
    <style:style style:name="T19" style:family="text">
      <style:text-properties officeooo:rsid="0014c79f"/>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emini conversation</text:h>
      <text:p text:style-name="Text_20_body"><text:span text:style-name="T5">You want to access a list of downloadable fonts, such as those available on Google Fonts, and allow the user to select and download them within your app. Unfortunately, there is no built-in functionality in Android or Compose to directly browse and download fonts from external sources like Google Fonts. You would need to implement this yourself using a combination of networking, parsing, and font downloading techniques. Here's a general outline of the steps involved in implementing such a feature:</text:span></text:p>
      <text:p text:style-name="Text_20_body">Fetch font data:</text:p>
      <text:p text:style-name="Text_20_body">Use a networking library like Retrofit or Volley to make a request to the Google Fonts API or web scrape the Google Fonts website to retrieve a list of available fonts.</text:p>
      <text:p text:style-name="Text_20_body">Parse the response (JSON or HTML) to extract relevant information like font names, styles, and download URLs.</text:p>
      <text:p text:style-name="Text_20_body">Display font list:</text:p>
      <text:p text:style-name="Text_20_body">Create a UI to display the list of available fonts to the user, allowing them to browse and select fonts.</text:p>
      <text:p text:style-name="Text_20_body">Download selected fonts:</text:p>
      <text:p text:style-name="Text_20_body">When the user selects a font, download the font file using a library like DownloadManager or OkHttp.</text:p>
      <text:p text:style-name="Text_20_body">Cache downloaded fonts:</text:p>
      <text:p text:style-name="Text_20_body">Store the downloaded font files in your app's internal storage or cache directory.</text:p>
      <text:p text:style-name="Text_20_body">Use downloaded fonts:</text:p>
      <text:p text:style-name="Text_20_body">Create a FontFamily using the downloaded font file and apply it to your text composables. This is a complex task that requires a good understanding of networking, parsing, and file handling in Android. If you're looking for a simpler solution, <text:span text:style-name="T7">you</text:span> might consider using a third-party library that provides font browsing and downloading functionality. However, be aware that using third-party libraries can introduce dependencies and potential maintenance issues. If you have more specific questions about any of the steps involved in implementing this feature, feel free to ask, and I'll do my best to guide you.</text:p>
      <text:p text:style-name="Text_20_body"/>
      <text:p text:style-name="P8"><text:span text:style-name="T8">MH</text:span><text:span text:style-name="T6">:</text:span> Please provide code for the outlined steps 1 and 2. Use Retrofit. Use a valid URL to retreive the list. FYI: I think that for steps 3 and 4 GoogleFont.Provider can be used. The only thing a GoogleFont needs, is a valid name.</text:p>
      <text:p text:style-name="Text_20_body"><text:span text:style-name="T5"/></text:p>
      <text:p text:style-name="Text_20_body"><text:span text:style-name="T5"/></text:p>
      <text:p text:style-name="Text_20_body"><text:soft-page-break/><text:span text:style-name="T5">You're right, </text:span><text:span text:style-name="Source_20_Text"><text:span text:style-name="T5">GoogleFont.Provider</text:span></text:span><text:span text:style-name="T5"> can be used for steps 3 and 4, provided you have the correct font name. Here's the code for steps 1 and 2 using Retrofit to fetch the font data from the Google Fonts API and display the list in a simple UI:</text:span></text:p>
      <text:p text:style-name="Text_20_body"><text:span text:style-name="T5">First, add the Retrofit dependency to your </text:span><text:span text:style-name="Source_20_Text"><text:span text:style-name="T5">build.gradle</text:span></text:span><text:span text:style-name="T5"> (Module) file:</text:span></text:p>
      <text:p text:style-name="Preformatted_20_Text"><text:span text:style-name="Source_20_Text"><text:span text:style-name="T5">implementation 'com.squareup.retrofit2:retrofit:2.9.0'</text:span></text:span></text:p>
      <text:p text:style-name="P2"><text:span text:style-name="Source_20_Text"><text:span text:style-name="T5">implementation 'com.squareup.retrofit2:converter-gson:2.9.0'</text:span></text:span></text:p>
      <text:p text:style-name="Text_20_body"><text:span text:style-name="Strong_20_Emphasis"><text:span text:style-name="T5">1. Define data classes</text:span></text:span><text:span text:style-name="T5"> Create data classes to represent the structure of the JSON response from the Google Fonts API:</text:span></text:p>
      <text:p text:style-name="Preformatted_20_Text"><text:span text:style-name="Source_20_Text"><text:span text:style-name="T5">data class GoogleFontResponse(</text:span></text:span></text:p>
      <text:p text:style-name="Preformatted_20_Text"><text:span text:style-name="Source_20_Text"><text:span text:style-name="T5"><text:s text:c="4"/>val items: List&lt;GoogleFontItem&gt;</text:span></text:span></text:p>
      <text:p text:style-name="Preformatted_20_Text"><text:span text:style-name="Source_20_Text"><text:span text:style-name="T5">)</text:span></text:span></text:p>
      <text:p text:style-name="P3"/>
      <text:p text:style-name="Preformatted_20_Text"><text:span text:style-name="Source_20_Text"><text:span text:style-name="T5">data class GoogleFontItem(</text:span></text:span></text:p>
      <text:p text:style-name="Preformatted_20_Text"><text:span text:style-name="Source_20_Text"><text:span text:style-name="T5"><text:s text:c="4"/>val family: String</text:span></text:span></text:p>
      <text:p text:style-name="P2"><text:span text:style-name="Source_20_Text"><text:span text:style-name="T5">)</text:span></text:span></text:p>
      <text:p text:style-name="Text_20_body"><text:span text:style-name="Strong_20_Emphasis"><text:span text:style-name="T5">2. Create a Retrofit interface</text:span></text:span><text:span text:style-name="T5"> Define a Retrofit interface to specify the API endpoint:</text:span></text:p>
      <text:p text:style-name="Preformatted_20_Text"><text:span text:style-name="Source_20_Text"><text:span text:style-name="T5">interface GoogleFontsService {</text:span></text:span></text:p>
      <text:p text:style-name="Preformatted_20_Text"><text:span text:style-name="Source_20_Text"><text:span text:style-name="T5"><text:s text:c="4"/>@GET("v1/webfonts")</text:span></text:span></text:p>
      <text:p text:style-name="Preformatted_20_Text"><text:span text:style-name="Source_20_Text"><text:span text:style-name="T5"><text:s text:c="4"/>suspend fun getFonts(@Query("key") apiKey: String): GoogleFontResponse</text:span></text:span></text:p>
      <text:p text:style-name="P2"><text:span text:style-name="Source_20_Text"><text:span text:style-name="T5">}</text:span></text:span></text:p>
      <text:p text:style-name="Text_20_body"><text:span text:style-name="Strong_20_Emphasis"><text:span text:style-name="T5">3. Fetch font data with Retrofit</text:span></text:span><text:span text:style-name="T5"> Use Retrofit to make a network request and fetch the font data:</text:span></text:p>
      <text:p text:style-name="Preformatted_20_Text"><text:span text:style-name="Source_20_Text"><text:span text:style-name="T5">@Composable</text:span></text:span></text:p>
      <text:p text:style-name="Preformatted_20_Text"><text:span text:style-name="Source_20_Text"><text:span text:style-name="T5">fun FetchFonts(apiKey: String) {</text:span></text:span></text:p>
      <text:p text:style-name="Preformatted_20_Text"><text:span text:style-name="Source_20_Text"><text:span text:style-name="T5"><text:s text:c="4"/>val retrofit = Retrofit.Builder()</text:span></text:span></text:p>
      <text:p text:style-name="Preformatted_20_Text"><text:span text:style-name="Source_20_Text"><text:span text:style-name="T5"><text:s text:c="8"/>.baseUrl("https://www.googleapis.com/webfonts/")</text:span></text:span></text:p>
      <text:p text:style-name="Preformatted_20_Text"><text:span text:style-name="Source_20_Text"><text:span text:style-name="T5"><text:s text:c="8"/>.addConverterFactory(GsonConverterFactory.create())</text:span></text:span></text:p>
      <text:p text:style-name="Preformatted_20_Text"><text:span text:style-name="Source_20_Text"><text:span text:style-name="T5"><text:s text:c="8"/>.build()</text:span></text:span></text:p>
      <text:p text:style-name="Preformatted_20_Text"><text:span text:style-name="Source_20_Text"><text:span text:style-name="T5"><text:s text:c="4"/>val service = retrofit.create(GoogleFontsService::class.java)</text:span></text:span></text:p>
      <text:p text:style-name="P3"/>
      <text:p text:style-name="Preformatted_20_Text"><text:span text:style-name="Source_20_Text"><text:span text:style-name="T5"><text:s text:c="4"/>val coroutineScope = rememberCoroutineScope()</text:span></text:span></text:p>
      <text:p text:style-name="Preformatted_20_Text"><text:span text:style-name="Source_20_Text"><text:span text:style-name="T5"><text:s text:c="4"/>var fonts by remember { mutableStateOf&lt;List&lt;GoogleFontItem&gt;&gt;(emptyList()) }</text:span></text:span></text:p>
      <text:p text:style-name="Preformatted_20_Text"><text:span text:style-name="Source_20_Text"><text:span text:style-name="T5"><text:s text:c="4"/>var isLoading by remember { mutableStateOf(true) }</text:span></text:span></text:p>
      <text:p text:style-name="P3"/>
      <text:p text:style-name="Preformatted_20_Text"><text:span text:style-name="Source_20_Text"><text:span text:style-name="T5"><text:s text:c="4"/>LaunchedEffect(Unit) {</text:span></text:span></text:p>
      <text:p text:style-name="Preformatted_20_Text"><text:span text:style-name="Source_20_Text"><text:span text:style-name="T5"><text:s text:c="8"/>try {</text:span></text:span></text:p>
      <text:p text:style-name="Preformatted_20_Text"><text:span text:style-name="Source_20_Text"><text:span text:style-name="T5"><text:s text:c="12"/>val response = service.getFonts(apiKey)</text:span></text:span></text:p>
      <text:p text:style-name="Preformatted_20_Text"><text:span text:style-name="Source_20_Text"><text:span text:style-name="T5"><text:s text:c="12"/>fonts = response.items</text:span></text:span></text:p>
      <text:p text:style-name="Preformatted_20_Text"><text:span text:style-name="Source_20_Text"><text:span text:style-name="T5"><text:s text:c="8"/>} catch (e: Exception) {</text:span></text:span></text:p>
      <text:p text:style-name="Preformatted_20_Text"><text:span text:style-name="Source_20_Text"><text:span text:style-name="T5"><text:s text:c="12"/>// Handle error</text:span></text:span></text:p>
      <text:p text:style-name="Preformatted_20_Text"><text:span text:style-name="Source_20_Text"><text:span text:style-name="T5"><text:s text:c="8"/>} finally {</text:span></text:span></text:p>
      <text:p text:style-name="Preformatted_20_Text"><text:span text:style-name="Source_20_Text"><text:span text:style-name="T5"><text:s text:c="12"/>isLoading = false</text:span></text:span></text:p>
      <text:p text:style-name="Preformatted_20_Text"><text:span text:style-name="Source_20_Text"><text:span text:style-name="T5"><text:s text:c="8"/>}</text:span></text:span></text:p>
      <text:p text:style-name="Preformatted_20_Text"><text:span text:style-name="Source_20_Text"><text:span text:style-name="T5"><text:s text:c="4"/>}</text:span></text:span></text:p>
      <text:p text:style-name="P3"/>
      <text:p text:style-name="Preformatted_20_Text"><text:span text:style-name="Source_20_Text"><text:span text:style-name="T5"><text:s text:c="4"/>if (isLoading) {</text:span></text:span></text:p>
      <text:p text:style-name="Preformatted_20_Text"><text:span text:style-name="Source_20_Text"><text:span text:style-name="T5"><text:s text:c="8"/>// Show loading indicator</text:span></text:span></text:p>
      <text:p text:style-name="Preformatted_20_Text"><text:span text:style-name="Source_20_Text"><text:span text:style-name="T5"><text:s text:c="4"/>} else {</text:span></text:span></text:p>
      <text:p text:style-name="Preformatted_20_Text"><text:span text:style-name="Source_20_Text"><text:span text:style-name="T5"><text:s text:c="8"/>FontList(fonts)</text:span></text:span></text:p>
      <text:p text:style-name="Preformatted_20_Text"><text:span text:style-name="Source_20_Text"><text:span text:style-name="T5"><text:s text:c="4"/>}</text:span></text:span></text:p>
      <text:p text:style-name="P2"><text:span text:style-name="Source_20_Text"><text:span text:style-name="T5">}</text:span></text:span></text:p>
      <text:p text:style-name="Text_20_body"><text:span text:style-name="Strong_20_Emphasis"><text:span text:style-name="T5">4. Display font list</text:span></text:span><text:span text:style-name="T5"> Create a simple composable to display the list of fonts:</text:span></text:p>
      <text:p text:style-name="P3"><text:soft-page-break/></text:p>
      <text:p text:style-name="Preformatted_20_Text"><text:span text:style-name="Source_20_Text"><text:span text:style-name="T5"/></text:span></text:p>
      <text:p text:style-name="Preformatted_20_Text"><text:span text:style-name="Source_20_Text"><text:span text:style-name="T5">@Composable</text:span></text:span></text:p>
      <text:p text:style-name="Preformatted_20_Text"><text:span text:style-name="Source_20_Text"><text:span text:style-name="T5">fun FontList(fonts: List&lt;GoogleFontItem&gt;) {</text:span></text:span></text:p>
      <text:p text:style-name="Preformatted_20_Text"><text:span text:style-name="Source_20_Text"><text:span text:style-name="T5"><text:s text:c="4"/>LazyColumn {</text:span></text:span></text:p>
      <text:p text:style-name="Preformatted_20_Text"><text:span text:style-name="Source_20_Text"><text:span text:style-name="T5"><text:s text:c="8"/>items(fonts) { font -&gt;</text:span></text:span></text:p>
      <text:p text:style-name="Preformatted_20_Text"><text:span text:style-name="Source_20_Text"><text:span text:style-name="T5"><text:s text:c="12"/>Text(text = font.family)</text:span></text:span></text:p>
      <text:p text:style-name="Preformatted_20_Text"><text:span text:style-name="Source_20_Text"><text:span text:style-name="T5"><text:s text:c="8"/>}</text:span></text:span></text:p>
      <text:p text:style-name="Preformatted_20_Text"><text:span text:style-name="Source_20_Text"><text:span text:style-name="T5"><text:s text:c="4"/>}</text:span></text:span></text:p>
      <text:p text:style-name="P2"><text:span text:style-name="Source_20_Text"><text:span text:style-name="T5">}</text:span></text:span></text:p>
      <text:p text:style-name="P7"><text:span text:style-name="Strong_20_Emphasis"><text:span text:style-name="T5">Remember to replace </text:span></text:span><text:span text:style-name="Strong_20_Emphasis"><text:span text:style-name="Source_20_Text"><text:span text:style-name="T5">"YOUR_API_KEY"</text:span></text:span></text:span><text:span text:style-name="Strong_20_Emphasis"><text:span text:style-name="T5"> with your actual Google Fonts API key.</text:span></text:span><text:span text:style-name="T5"> </text:span></text:p>
      <text:p text:style-name="P9">MH: See <text:a xlink:type="simple" xlink:href="https://developers.google.com/fonts/docs/developer_api" text:style-name="Internet_20_link" text:visited-style-name="Visited_20_Internet_20_Link">https://developers.google.com/fonts/docs/developer_api</text:a>. <text:a xlink:type="simple" xlink:href="https://developers.google.com/" text:style-name="Internet_20_link" text:visited-style-name="Visited_20_Internet_20_Link">https://developers.google.com/</text:a> <text:span text:style-name="T19">has a link “Get an API key”.</text:span></text:p>
      <text:p text:style-name="P10">This code snippet demonstrates how to fetch and display a list of fonts from the Google Fonts API. You can further customize the UI and add features like font previews, search, and download functionality.</text:p>
      <text:p text:style-name="P11">Please let me know if you have any other questions or need further assistance.</text:p>
      <text:h text:style-name="P1" text:outline-level="3">🔗 References</text:h>
      <text:list xml:id="list4022319968" text:style-name="L1">
        <text:list-item>
          <text:p text:style-name="P12">https://medium.com/@mehulp89/building-a-modern-android-app-with-kotlin-mvvm-architecture-retrofit2-dagger-2-and-room-eeaa8a92b6ae </text:p>
        </text:list-item>
        <text:list-item>
          <text:p text:style-name="P12">https://developers.google.com/fonts/docs/developer_api</text:p>
        </text:list-item>
      </text:list>
      <text:p text:style-name="P4"/>
      <text:h text:style-name="Heading_20_2" text:outline-level="2">Further instructions:</text:h>
      <text:p text:style-name="P5">Type.kt for the downloadable font "Roboto Flex":</text:p>
      <text:p text:style-name="P5"/>
      <text:p text:style-name="P6"><text:span text:style-name="T9">import </text:span><text:span text:style-name="T1">androidx.compose.material3.Typography</text:span><text:line-break/><text:span text:style-name="T9">import </text:span><text:span text:style-name="T1">androidx.compose.ui.text.font.FontFamily</text:span><text:line-break/><text:span text:style-name="T9">import </text:span><text:span text:style-name="T1">androidx.compose.ui.text.googlefonts.Font</text:span><text:line-break/><text:span text:style-name="T9">import </text:span><text:span text:style-name="T1">androidx.compose.ui.text.googlefonts.GoogleFont</text:span><text:line-break/><text:span text:style-name="T9">import </text:span><text:span text:style-name="T1">com.mheerwaarden.reminders.R</text:span><text:line-break/><text:line-break/><text:span text:style-name="T10">/*</text:span><text:line-break/><text:span text:style-name="T10"> * This app supports variable fonts. Variable fonts are supported on Android O and above.</text:span><text:line-break/><text:span text:style-name="T10"> * For this app, the minSdk = 26 = Android 8.0 = Build.VERSION_CODES.O</text:span><text:line-break/><text:span text:style-name="T10"> */</text:span><text:line-break/><text:line-break/><text:span text:style-name="T9">val </text:span><text:span text:style-name="T11">provider </text:span><text:span text:style-name="T1">= GoogleFont.Provider(</text:span><text:line-break/><text:span text:style-name="T1"> <text:s text:c="3"/></text:span><text:span text:style-name="T13">providerAuthority = </text:span><text:span text:style-name="T4">"com.google.android.gms.fonts"</text:span><text:span text:style-name="T1">,</text:span><text:line-break/><text:span text:style-name="T1"> <text:s text:c="3"/></text:span><text:span text:style-name="T13">providerPackage = </text:span><text:span text:style-name="T4">"com.google.android.gms"</text:span><text:span text:style-name="T1">,</text:span><text:line-break/><text:span text:style-name="T1"> <text:s text:c="3"/></text:span><text:span text:style-name="T13">certificates = </text:span><text:span text:style-name="T1">R.array.</text:span><text:span text:style-name="T11">com_google_android_gms_fonts_certs</text:span><text:line-break/><text:span text:style-name="T1">)</text:span><text:line-break/><text:line-break/><text:span text:style-name="T9">val </text:span><text:span text:style-name="T11">bodyFontFamily </text:span><text:span text:style-name="T1">= </text:span><text:span text:style-name="T3">FontFamily</text:span><text:span text:style-name="T1">(</text:span><text:line-break/><text:span text:style-name="T1"> <text:s text:c="3"/></text:span><text:span text:style-name="T3">Font</text:span><text:span text:style-name="T1">(</text:span><text:line-break/><text:span text:style-name="T1"> <text:s text:c="7"/></text:span><text:span text:style-name="T13">googleFont = </text:span><text:span text:style-name="T1">GoogleFont(</text:span><text:span text:style-name="T4">"Roboto Flex"</text:span><text:span text:style-name="T1">),</text:span><text:line-break/><text:span text:style-name="T1"> <text:s text:c="7"/></text:span><text:span text:style-name="T13">fontProvider = </text:span><text:span text:style-name="T11">provider</text:span><text:span text:style-name="T1">,</text:span><text:line-break/><text:span text:style-name="T1"> <text:s text:c="3"/>)</text:span><text:line-break/><text:span text:style-name="T1">)</text:span><text:line-break/><text:soft-page-break/><text:line-break/><text:span text:style-name="T9">val </text:span><text:span text:style-name="T11">displayFontFamily </text:span><text:span text:style-name="T1">= </text:span><text:span text:style-name="T3">FontFamily</text:span><text:span text:style-name="T1">(</text:span><text:line-break/><text:span text:style-name="T1"> <text:s text:c="3"/></text:span><text:span text:style-name="T3">Font</text:span><text:span text:style-name="T1">(</text:span><text:line-break/><text:span text:style-name="T1"> <text:s text:c="7"/></text:span><text:span text:style-name="T13">googleFont = </text:span><text:span text:style-name="T1">GoogleFont(</text:span><text:span text:style-name="T4">"Roboto Flex"</text:span><text:span text:style-name="T1">),</text:span><text:line-break/><text:span text:style-name="T1"> <text:s text:c="7"/></text:span><text:span text:style-name="T13">fontProvider = </text:span><text:span text:style-name="T11">provider</text:span><text:span text:style-name="T1">,</text:span><text:line-break/><text:span text:style-name="T1"> <text:s text:c="3"/>)</text:span><text:line-break/><text:span text:style-name="T1">)</text:span><text:line-break/><text:line-break/><text:span text:style-name="T10">// Default Material 3 typography values</text:span><text:line-break/><text:span text:style-name="T9">val </text:span><text:span text:style-name="T11">baseline </text:span><text:span text:style-name="T1">= Typography()</text:span><text:line-break/><text:line-break/><text:span text:style-name="T9">val </text:span><text:span text:style-name="T11">ReminderTypography </text:span><text:span text:style-name="T1">= Typography(</text:span><text:line-break/><text:span text:style-name="T1"> <text:s text:c="3"/></text:span><text:span text:style-name="T13">displayLarge = </text:span><text:span text:style-name="T11">baseline</text:span><text:span text:style-name="T1">.</text:span><text:span text:style-name="T12">displayLarge</text:span><text:span text:style-name="T1">.copy(</text:span><text:span text:style-name="T13">fontFamily = </text:span><text:span text:style-name="T11">displayFontFamily</text:span><text:span text:style-name="T1">),</text:span><text:line-break/><text:span text:style-name="T1"> <text:s text:c="3"/></text:span><text:span text:style-name="T13">displayMedium = </text:span><text:span text:style-name="T11">baseline</text:span><text:span text:style-name="T1">.</text:span><text:span text:style-name="T12">displayMedium</text:span><text:span text:style-name="T1">.copy(</text:span><text:span text:style-name="T13">fontFamily = </text:span><text:span text:style-name="T11">displayFontFamily</text:span><text:span text:style-name="T1">),</text:span><text:line-break/><text:span text:style-name="T1"> <text:s text:c="3"/></text:span><text:span text:style-name="T13">displaySmall = </text:span><text:span text:style-name="T11">baseline</text:span><text:span text:style-name="T1">.</text:span><text:span text:style-name="T12">displaySmall</text:span><text:span text:style-name="T1">.copy(</text:span><text:span text:style-name="T13">fontFamily = </text:span><text:span text:style-name="T11">displayFontFamily</text:span><text:span text:style-name="T1">),</text:span><text:line-break/><text:span text:style-name="T1"> <text:s text:c="3"/></text:span><text:span text:style-name="T13">headlineLarge = </text:span><text:span text:style-name="T11">baseline</text:span><text:span text:style-name="T1">.</text:span><text:span text:style-name="T12">headlineLarge</text:span><text:span text:style-name="T1">.copy(</text:span><text:span text:style-name="T13">fontFamily = </text:span><text:span text:style-name="T11">displayFontFamily</text:span><text:span text:style-name="T1">),</text:span><text:line-break/><text:span text:style-name="T1"> <text:s text:c="3"/></text:span><text:span text:style-name="T13">headlineMedium = </text:span><text:span text:style-name="T11">baseline</text:span><text:span text:style-name="T1">.</text:span><text:span text:style-name="T12">headlineMedium</text:span><text:span text:style-name="T1">.copy(</text:span><text:span text:style-name="T13">fontFamily = </text:span><text:span text:style-name="T11">displayFontFamily</text:span><text:span text:style-name="T1">),</text:span><text:line-break/><text:span text:style-name="T1"> <text:s text:c="3"/></text:span><text:span text:style-name="T13">headlineSmall = </text:span><text:span text:style-name="T11">baseline</text:span><text:span text:style-name="T1">.</text:span><text:span text:style-name="T12">headlineSmall</text:span><text:span text:style-name="T1">.copy(</text:span><text:span text:style-name="T13">fontFamily = </text:span><text:span text:style-name="T11">displayFontFamily</text:span><text:span text:style-name="T1">),</text:span><text:line-break/><text:span text:style-name="T1"> <text:s text:c="3"/></text:span><text:span text:style-name="T13">titleLarge = </text:span><text:span text:style-name="T11">baseline</text:span><text:span text:style-name="T1">.</text:span><text:span text:style-name="T12">titleLarge</text:span><text:span text:style-name="T1">.copy(</text:span><text:span text:style-name="T13">fontFamily = </text:span><text:span text:style-name="T11">displayFontFamily</text:span><text:span text:style-name="T1">),</text:span><text:line-break/><text:span text:style-name="T1"> <text:s text:c="3"/></text:span><text:span text:style-name="T13">titleMedium = </text:span><text:span text:style-name="T11">baseline</text:span><text:span text:style-name="T1">.</text:span><text:span text:style-name="T12">titleMedium</text:span><text:span text:style-name="T1">.copy(</text:span><text:span text:style-name="T13">fontFamily = </text:span><text:span text:style-name="T11">displayFontFamily</text:span><text:span text:style-name="T1">),</text:span><text:line-break/><text:span text:style-name="T1"> <text:s text:c="3"/></text:span><text:span text:style-name="T13">titleSmall = </text:span><text:span text:style-name="T11">baseline</text:span><text:span text:style-name="T1">.</text:span><text:span text:style-name="T12">titleSmall</text:span><text:span text:style-name="T1">.copy(</text:span><text:span text:style-name="T13">fontFamily = </text:span><text:span text:style-name="T11">displayFontFamily</text:span><text:span text:style-name="T1">),</text:span><text:line-break/><text:span text:style-name="T1"> <text:s text:c="3"/></text:span><text:span text:style-name="T13">bodyLarge = </text:span><text:span text:style-name="T11">baseline</text:span><text:span text:style-name="T1">.</text:span><text:span text:style-name="T12">bodyLarge</text:span><text:span text:style-name="T1">.copy(</text:span><text:span text:style-name="T13">fontFamily = </text:span><text:span text:style-name="T11">bodyFontFamily</text:span><text:span text:style-name="T1">),</text:span><text:line-break/><text:span text:style-name="T1"> <text:s text:c="3"/></text:span><text:span text:style-name="T13">bodyMedium = </text:span><text:span text:style-name="T11">baseline</text:span><text:span text:style-name="T1">.</text:span><text:span text:style-name="T12">bodyMedium</text:span><text:span text:style-name="T1">.copy(</text:span><text:span text:style-name="T13">fontFamily = </text:span><text:span text:style-name="T11">bodyFontFamily</text:span><text:span text:style-name="T1">),</text:span><text:line-break/><text:span text:style-name="T1"> <text:s text:c="3"/></text:span><text:span text:style-name="T13">bodySmall = </text:span><text:span text:style-name="T11">baseline</text:span><text:span text:style-name="T1">.</text:span><text:span text:style-name="T12">bodySmall</text:span><text:span text:style-name="T1">.copy(</text:span><text:span text:style-name="T13">fontFamily = </text:span><text:span text:style-name="T11">bodyFontFamily</text:span><text:span text:style-name="T1">),</text:span><text:line-break/><text:span text:style-name="T1"> <text:s text:c="3"/></text:span><text:span text:style-name="T13">labelLarge = </text:span><text:span text:style-name="T11">baseline</text:span><text:span text:style-name="T1">.</text:span><text:span text:style-name="T12">labelLarge</text:span><text:span text:style-name="T1">.copy(</text:span><text:span text:style-name="T13">fontFamily = </text:span><text:span text:style-name="T11">bodyFontFamily</text:span><text:span text:style-name="T1">),</text:span><text:line-break/><text:span text:style-name="T1"> <text:s text:c="3"/></text:span><text:span text:style-name="T13">labelMedium = </text:span><text:span text:style-name="T11">baseline</text:span><text:span text:style-name="T1">.</text:span><text:span text:style-name="T12">labelMedium</text:span><text:span text:style-name="T1">.copy(</text:span><text:span text:style-name="T13">fontFamily = </text:span><text:span text:style-name="T11">bodyFontFamily</text:span><text:span text:style-name="T1">),</text:span><text:line-break/><text:span text:style-name="T1"> <text:s text:c="3"/></text:span><text:span text:style-name="T13">labelSmall = </text:span><text:span text:style-name="T11">baseline</text:span><text:span text:style-name="T1">.</text:span><text:span text:style-name="T12">labelSmall</text:span><text:span text:style-name="T1">.copy(</text:span><text:span text:style-name="T13">fontFamily = </text:span><text:span text:style-name="T11">bodyFontFamily</text:span><text:span text:style-name="T1">),</text:span><text:line-break/><text:span text:style-name="T1">)</text:span><text:line-break/></text:p>
      <text:p text:style-name="P5"/>
      <text:p text:style-name="P5"/>
      <text:h text:style-name="Heading_20_2" text:outline-level="2">First Gemini attempt for a FontListScreen</text:h>
      <text:p text:style-name="P5">Note: In this code example, FontFamilyResolver.resolveAllFontFamilies() gives the error: Unresolved reference: resolveAllFontFamilies</text:p>
      <text:p text:style-name="Standard"/>
      <text:p text:style-name="P6"><text:span text:style-name="T9">import </text:span><text:span text:style-name="T1">androidx.compose.foundation.layout.Column</text:span><text:line-break/><text:span text:style-name="T9">import </text:span><text:span text:style-name="T1">androidx.compose.material3.DropdownMenu</text:span><text:line-break/><text:span text:style-name="T9">import </text:span><text:span text:style-name="T1">androidx.compose.material3.DropdownMenuItem</text:span><text:line-break/><text:span text:style-name="T9">import </text:span><text:span text:style-name="T1">androidx.compose.material3.OutlinedButton</text:span><text:line-break/><text:span text:style-name="T9">import </text:span><text:span text:style-name="T1">androidx.compose.material3.Text</text:span><text:line-break/><text:span text:style-name="T9">import </text:span><text:span text:style-name="T1">androidx.compose.runtime.</text:span><text:span text:style-name="T14">Composable</text:span><text:line-break/><text:span text:style-name="T9">import </text:span><text:span text:style-name="T1">androidx.compose.runtime.getValue</text:span><text:line-break/><text:span text:style-name="T9">import </text:span><text:span text:style-name="T1">androidx.compose.runtime.mutableIntStateOf</text:span><text:line-break/><text:span text:style-name="T9">import </text:span><text:span text:style-name="T1">androidx.compose.runtime.mutableStateOf</text:span><text:line-break/><text:span text:style-name="T9">import </text:span><text:span text:style-name="T1">androidx.compose.runtime.remember</text:span><text:line-break/><text:span text:style-name="T9">import </text:span><text:span text:style-name="T1">androidx.compose.runtime.setValue</text:span><text:line-break/><text:span text:style-name="T9">import </text:span><text:span text:style-name="T1">androidx.compose.ui.platform.</text:span><text:span text:style-name="T11">LocalFontFamilyResolver</text:span><text:line-break/><text:span text:style-name="T9">import </text:span><text:span text:style-name="T1">androidx.compose.ui.text.font.FontFamily</text:span><text:line-break/><text:line-break/><text:span text:style-name="T14">@Composable</text:span><text:line-break/><text:span text:style-name="T9">fun </text:span><text:span text:style-name="T15">FontListScreen</text:span><text:span text:style-name="T1">(</text:span><text:line-break/><text:span text:style-name="T1"> <text:s text:c="3"/>availableFonts: List&lt;FontFamily&gt;,</text:span><text:line-break/><text:span text:style-name="T1"> <text:s text:c="3"/>selectedFont: FontFamily,</text:span><text:line-break/><text:span text:style-name="T1"> <text:s text:c="3"/>onFontSelected: (FontFamily) -&gt; Unit,</text:span><text:line-break/><text:span text:style-name="T1">) {</text:span><text:line-break/><text:span text:style-name="T1"> <text:s text:c="3"/></text:span><text:span text:style-name="T9">var </text:span><text:span text:style-name="T1">expanded </text:span><text:span text:style-name="T9">by </text:span><text:span text:style-name="T16">remember </text:span><text:span text:style-name="T2">{ </text:span><text:span text:style-name="T3">mutableStateOf</text:span><text:span text:style-name="T1">(</text:span><text:span text:style-name="T9">false</text:span><text:span text:style-name="T1">) </text:span><text:span text:style-name="T2">}</text:span><text:line-break/><text:span text:style-name="T2"> <text:s text:c="3"/></text:span><text:span text:style-name="T9">var </text:span><text:span text:style-name="T1">selectedIndex </text:span><text:span text:style-name="T9">by </text:span><text:span text:style-name="T16">remember </text:span><text:span text:style-name="T2">{ </text:span><text:span text:style-name="T3">mutableIntStateOf</text:span><text:span text:style-name="T1">(</text:span><text:span text:style-name="T17">0</text:span><text:span text:style-name="T1">) </text:span><text:span text:style-name="T2">}</text:span><text:line-break/><text:soft-page-break/><text:span text:style-name="T2"> <text:s text:c="3"/></text:span><text:span text:style-name="T10">// Find the index of the selected font</text:span><text:line-break/><text:span text:style-name="T10"> <text:s text:c="3"/></text:span><text:span text:style-name="T9">val </text:span><text:span text:style-name="T1">selectedFontIndex = availableFonts.indexOf(selectedFont)</text:span><text:line-break/><text:span text:style-name="T1"> <text:s text:c="3"/></text:span><text:span text:style-name="T9">if </text:span><text:span text:style-name="T1">(selectedFontIndex != -</text:span><text:span text:style-name="T17">1</text:span><text:span text:style-name="T1">) {</text:span><text:line-break/><text:span text:style-name="T1"> <text:s text:c="7"/>selectedIndex = selectedFontIndex</text:span><text:line-break/><text:span text:style-name="T1"> <text:s text:c="3"/>}</text:span><text:line-break/><text:line-break/><text:span text:style-name="T1"> <text:s text:c="3"/></text:span><text:span text:style-name="T16">Column </text:span><text:span text:style-name="T2">{</text:span><text:line-break/><text:span text:style-name="T2"> <text:s text:c="7"/></text:span><text:span text:style-name="T16">OutlinedButton</text:span><text:span text:style-name="T1">(</text:span><text:span text:style-name="T13">onClick = </text:span><text:span text:style-name="T2">{ </text:span><text:span text:style-name="T1">expanded = </text:span><text:span text:style-name="T9">true </text:span><text:span text:style-name="T2">}</text:span><text:span text:style-name="T1">) </text:span><text:span text:style-name="T2">{</text:span><text:line-break/><text:span text:style-name="T2"> <text:s text:c="11"/></text:span><text:span text:style-name="T16">Text</text:span><text:span text:style-name="T1">(</text:span><text:span text:style-name="T13">text = </text:span><text:span text:style-name="T1">availableFonts.</text:span><text:span text:style-name="T18">elementAt</text:span><text:span text:style-name="T1">(selectedIndex).toString())</text:span><text:line-break/><text:span text:style-name="T1"> <text:s text:c="7"/></text:span><text:span text:style-name="T2">}</text:span><text:line-break/><text:span text:style-name="T2"> <text:s text:c="7"/></text:span><text:span text:style-name="T16">DropdownMenu</text:span><text:span text:style-name="T1">(</text:span><text:line-break/><text:span text:style-name="T1"> <text:s text:c="11"/></text:span><text:span text:style-name="T13">expanded = </text:span><text:span text:style-name="T1">expanded,</text:span><text:line-break/><text:span text:style-name="T1"> <text:s text:c="11"/></text:span><text:span text:style-name="T13">onDismissRequest = </text:span><text:span text:style-name="T2">{ </text:span><text:span text:style-name="T1">expanded = </text:span><text:span text:style-name="T9">false </text:span><text:span text:style-name="T2">}</text:span><text:line-break/><text:span text:style-name="T2"> <text:s text:c="7"/></text:span><text:span text:style-name="T1">) </text:span><text:span text:style-name="T2">{</text:span><text:line-break/><text:span text:style-name="T2"> <text:s text:c="11"/></text:span><text:span text:style-name="T1">availableFonts.</text:span><text:span text:style-name="T18">forEachIndexed </text:span><text:span text:style-name="T2">{ </text:span><text:span text:style-name="T1">index, font </text:span><text:span text:style-name="T2">-&gt;</text:span><text:line-break/><text:span text:style-name="T2"> <text:s text:c="15"/></text:span><text:span text:style-name="T16">DropdownMenuItem</text:span><text:span text:style-name="T1">(</text:span><text:span text:style-name="T13">onClick = </text:span><text:span text:style-name="T2">{</text:span><text:line-break/><text:span text:style-name="T2"> <text:s text:c="19"/></text:span><text:span text:style-name="T1">onFontSelected(font)</text:span><text:line-break/><text:span text:style-name="T1"> <text:s text:c="19"/>selectedIndex = index</text:span><text:line-break/><text:span text:style-name="T1"> <text:s text:c="19"/>expanded = </text:span><text:span text:style-name="T9">false</text:span><text:line-break/><text:span text:style-name="T9"> <text:s text:c="15"/></text:span><text:span text:style-name="T2">}</text:span><text:span text:style-name="T1">, </text:span><text:span text:style-name="T13">text = </text:span><text:span text:style-name="T2">{ </text:span><text:span text:style-name="T16">Text</text:span><text:span text:style-name="T1">(font.toString()) </text:span><text:span text:style-name="T2">}</text:span><text:span text:style-name="T1">)</text:span><text:line-break/><text:span text:style-name="T1"> <text:s text:c="11"/></text:span><text:span text:style-name="T2">}</text:span><text:line-break/><text:span text:style-name="T2"> <text:s text:c="7"/>}</text:span><text:line-break/><text:span text:style-name="T2"> <text:s text:c="3"/>}</text:span><text:line-break/><text:span text:style-name="T1">}</text:span><text:line-break/><text:line-break/><text:span text:style-name="T14">@Composable</text:span><text:line-break/><text:span text:style-name="T9">fun </text:span><text:span text:style-name="T15">FontSelectionScreen</text:span><text:span text:style-name="T1">() {</text:span><text:line-break/><text:span text:style-name="T1"> <text:s text:c="3"/></text:span><text:span text:style-name="T9">val </text:span><text:span text:style-name="T1">fontFamilyResolver = </text:span><text:span text:style-name="T11">LocalFontFamilyResolver</text:span><text:span text:style-name="T1">.</text:span><text:span text:style-name="T16">current</text:span><text:line-break/><text:span text:style-name="T16"> <text:s text:c="3"/></text:span><text:span text:style-name="T9">val </text:span><text:span text:style-name="T1">availableFonts = </text:span><text:span text:style-name="T16">remember </text:span><text:span text:style-name="T2">{</text:span><text:line-break/><text:span text:style-name="T2"> <text:s text:c="7"/></text:span><text:span text:style-name="T1">fontFamilyResolver.resolveAllFontFamilies().toList()</text:span><text:line-break/><text:span text:style-name="T1"> <text:s text:c="3"/></text:span><text:span text:style-name="T2">}</text:span><text:line-break/><text:span text:style-name="T2"> <text:s text:c="3"/></text:span><text:span text:style-name="T9">var </text:span><text:span text:style-name="T1">selectedFont </text:span><text:span text:style-name="T9">by </text:span><text:span text:style-name="T16">remember </text:span><text:span text:style-name="T2">{ </text:span><text:span text:style-name="T3">mutableStateOf</text:span><text:span text:style-name="T1">(availableFonts.first()) </text:span><text:span text:style-name="T2">}</text:span><text:line-break/><text:line-break/><text:span text:style-name="T2"> <text:s text:c="3"/></text:span><text:span text:style-name="T16">Column </text:span><text:span text:style-name="T2">{</text:span><text:line-break/><text:span text:style-name="T2"> <text:s text:c="7"/></text:span><text:span text:style-name="T16">FontListScreen</text:span><text:span text:style-name="T1">(</text:span><text:line-break/><text:span text:style-name="T1"> <text:s text:c="11"/></text:span><text:span text:style-name="T13">availableFonts = </text:span><text:span text:style-name="T1">availableFonts,</text:span><text:line-break/><text:span text:style-name="T1"> <text:s text:c="11"/></text:span><text:span text:style-name="T13">selectedFont = </text:span><text:span text:style-name="T1">selectedFont,</text:span><text:line-break/><text:span text:style-name="T1"> <text:s text:c="11"/></text:span><text:span text:style-name="T13">onFontSelected = </text:span><text:span text:style-name="T2">{ </text:span><text:span text:style-name="T1">selectedFont = </text:span><text:span text:style-name="T2">it }</text:span><text:line-break/><text:span text:style-name="T2"> <text:s text:c="7"/></text:span><text:span text:style-name="T1">)</text:span><text:line-break/><text:span text:style-name="T1"> <text:s text:c="7"/></text:span><text:span text:style-name="T16">Text</text:span><text:span text:style-name="T1">(</text:span><text:line-break/><text:span text:style-name="T1"> <text:s text:c="11"/></text:span><text:span text:style-name="T13">text = </text:span><text:span text:style-name="T4">"Sample text"</text:span><text:span text:style-name="T1">,</text:span><text:line-break/><text:span text:style-name="T1"> <text:s text:c="11"/></text:span><text:span text:style-name="T13">fontFamily = </text:span><text:span text:style-name="T1">selectedFont</text:span><text:line-break/><text:span text:style-name="T1"> <text:s text:c="7"/>)</text:span><text:line-break/><text:span text:style-name="T1"> <text:s text:c="3"/></text:span><text:span text:style-name="T2">}</text:span><text:line-break/><text:span text:style-name="T1">}</text:span><text:line-break/><text:line-break/></text:p>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JetBrains Mono" svg:font-family="'JetBrains Mono'" style:font-family-generic="modern" style:font-pitch="fixed"/>
    <style:font-face style:name="JetBrains Mono1" svg:font-family="'JetBrai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Calibri"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van Heerwaarden</meta:initial-creator>
    <meta:creation-date>2024-10-04T13:40:32.394438899</meta:creation-date>
    <dc:date>2024-10-04T14:07:06.003187178</dc:date>
    <dc:creator>Marcel van Heerwaarden</dc:creator>
    <meta:editing-duration>PT26M33S</meta:editing-duration>
    <meta:editing-cycles>3</meta:editing-cycles>
    <meta:generator>LibreOffice/7.3.7.2$Linux_X86_64 LibreOffice_project/30$Build-2</meta:generator>
    <meta:document-statistic meta:table-count="0" meta:image-count="0" meta:object-count="0" meta:page-count="5" meta:paragraph-count="79" meta:word-count="1028" meta:character-count="9277" meta:non-whitespace-character-count="7612"/>
  </office:meta>
</office:document-meta>
</file>